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fixed" style:font-charset="x-symbol"/>
    <style:font-face style:name="Symbol" svg:font-family="Symbol" style:font-adornments="Regular" style:font-pitch="variable" style:font-charset="x-symbol"/>
    <style:font-face style:name="Mangal1" svg:font-family="Mangal"/>
    <style:font-face style:name="Courier New" svg:font-family="'Courier New'" style:font-adornments="obyčejné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Calibri1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 style:list-style-name="WWNum5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/>
    </style:style>
    <style:style style:name="P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" style:font-name-asian="Calibri1" style:font-name-complex="Times New Roman"/>
    </style:style>
    <style:style style:name="P7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font-size="12pt" style:font-name-asian="Calibri1" style:font-size-asian="12pt" style:font-name-complex="Arial2" style:font-size-complex="12pt"/>
    </style:style>
    <style:style style:name="P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style:font-name-asian="Calibri1" style:font-size-asian="12pt" style:font-name-complex="Arial2" style:font-size-complex="12pt"/>
    </style:style>
    <style:style style:name="P9" style:family="paragraph" style:parent-style-name="Standard" style:master-page-name="Standard">
      <style:paragraph-properties fo:text-align="justify" style:justify-single-word="false" style:page-number="auto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List_20_Paragraph" style:list-style-name="WWNum5">
      <style:paragraph-properties fo:margin-left="0.635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 style:font-weight-complex="bold"/>
    </style:style>
    <style:style style:name="T4" style:family="text">
      <style:text-properties style:font-name="Arial" fo:font-size="12pt" style:font-name-asian="Calibri1" style:font-size-asian="12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Odpověď dle zákona č. 106/1999 Sb.</text:span></text:p>
      <text:p text:style-name="P1"><text:span text:style-name="T1">Předmět žádosti:</text:span></text:p>
      <text:p text:style-name="P2"><text:span text:style-name="T2">Dne 29. 9. 2015 obdržel Krajský úřad Olomouckého kraje, odbor ekonomický žádost o sdělení:</text:span></text:p>
      <text:list xml:id="list6793007164332262596" text:style-name="WWNum1">
        <text:list-item>
          <text:p text:style-name="P10"><text:span text:style-name="T2">Jakým způsobem (zejména prostřednictvím jakých elektronických informačních systémů) Krajský úřad Olomouckého kraje zajišťuje vedení účetnictví v příspěvkových organizacích kraje, plnění rozpočtu, vykazování údajů vůči centrální evidenci účetních informací státu (dále jen „ekonomické řízení příspěvkových organizací“)</text:span></text:p>
        </text:list-item>
      </text:list>
      <text:p text:style-name="P1"><text:span text:style-name="T1">Poskytnutí informace:</text:span></text:p>
      <text:p text:style-name="P1"><text:span text:style-name="T2">Žadateli bylo sděleno následující:</text:span></text:p>
      <text:p text:style-name="P1"><text:span text:style-name="T2">Vážený pane Michálku,</text:span></text:p>
      <text:p text:style-name="P1"><text:span text:style-name="T3">svým dotazem požadujete v souladu se zákonem č. 106/1999 Sb., o svobodném přístupu k informacím, ve znění pozdějších předpisů,  zaslání následující  informace: </text:span></text:p>
      <text:list xml:id="list135446777757877" text:continue-numbering="true" text:style-name="WWNum1">
        <text:list-item>
          <text:p text:style-name="P10"><text:span text:style-name="T2">Jakým způsobem (zejména prostřednictvím jakých elektronických informačních systémů) Krajský úřad Olomouckého kraje zajišťuje vedení účetnictví v příspěvkových organizacích kraje, plnění rozpočtu, vykazování údajů vůči centrální evidenci účetních informací státu (dále jen „ekonomické řízení příspěvkových organizací“)</text:span></text:p>
        </text:list-item>
      </text:list>
      <text:p text:style-name="Standard"><text:span text:style-name="T3">K Vašemu dotazu uvádím následující:</text:span></text:p>
      <text:list xml:id="list5650810367836553006" text:style-name="WWNum5">
        <text:list-item>
          <text:p text:style-name="P5"><text:span text:style-name="T4">Příspěvkové organizace jsou povinny vést účetnictví v souladu se zákonem <text:line-break/>č. 563/1991 Sb., ve znění pozdějších předpisů. Vzhledem k tomu, že patří mezi vybrané účetní jednotky řídí se dále vyhláškou  č. 410/2009 Sb., ve znění pozdějších předpisů, Českými účetními standardy v platném znění, vyhláškou <text:line-break/>č. 383/2009 Sb., ve znění pozdějších předpisů a dalšími předpisy.</text:span></text:p>
        </text:list-item>
      </text:list>
      <text:p text:style-name="P6"/>
      <text:list xml:id="list135446014373511" text:continue-numbering="true" text:style-name="WWNum5">
        <text:list-item>
          <text:p text:style-name="P11"><text:span text:style-name="T4">Příspěvkové organizace zřizované Olomouckým krajem hospodaří v souladu se zákonem  č. 250/2000 Sb., ve znění pozdějších předpisů a se zákonem <text:line-break/>č. 129/2000 Sb., ve znění pozdějších  předpisů.</text:span></text:p>
        </text:list-item>
      </text:list>
      <text:p text:style-name="P6"/>
      <text:list xml:id="list135444934500412" text:continue-numbering="true" text:style-name="WWNum5">
        <text:list-item>
          <text:p text:style-name="P5"><text:span text:style-name="T4">Jejich práva a povinnosti jsou dále stanoveny zřizovacími listinami, které jsou zveřejněny na webu Olomouckého kraje. Zde je zveřejněn i seznam příspěvkových organizací, zřizovaných Olomouckým  krajem. Dále jsou krajské příspěvkové organizace povinny postupovat při svém hospodaření <text:s/>v souladu se „Zásadami řízení příspěvkových organizací zřizovaných Olomouckým krajem“.I tento materiál je vyvěšen na webu Olomouckého kraje.</text:span></text:p>
        </text:list-item>
      </text:list>
      <text:p text:style-name="P8"/>
      <text:list xml:id="list135445630348458" text:continue-numbering="true" text:style-name="WWNum5">
        <text:list-item>
          <text:p text:style-name="P5"><text:span text:style-name="T4">Příspěvkové organizace mají právní subjektivitu, Olomoucký kraj nezajistil řízení  příspěvkových organizací prostřednictvím centrálně pořízeného elektronického informačního systému, takže je v kompetenci organizací, jaké programy na zpracování účetnictví a výkaznictví používají.</text:span></text:p>
        </text:list-item>
      </text:list>
      <text:p text:style-name="P8"><text:soft-page-break/></text:p>
      <text:list xml:id="list135446036628334" text:continue-numbering="true" text:style-name="WWNum5">
        <text:list-item>
          <text:p text:style-name="P5"><text:span text:style-name="T4">Na základě vyhlášky č. 383/2009 Sb., o účetních záznamech v technické formě vybraných účetních jednotek a jejich předávání do centrálního systému účetních informací státu a o požadavcích na technické a smíšené formy účetních záznamů (technická vyhláška o účetních záznamech) jsou  příspěvkové organizace povinny tyto informace předávat do CSÚIS.  Olomoucký kraj rozhodl, že účetní jednotky budou předávat účetní záznamy dle § 4 příslušné vyhlášky.</text:span></text:p>
        </text:list-item>
      </text:list>
      <text:p text:style-name="P8"/>
      <text:list xml:id="list135445479569102" text:continue-numbering="true" text:style-name="WWNum5">
        <text:list-item>
          <text:p text:style-name="P5"><text:span text:style-name="T4">Olomoucký kraj, případně Krajský úřad Olomouckého kraje plní povinností vyplývající ze zřizovatelské funkce a dalších právních předpisů, mimo jiné z vyhlášky č. 383/2009 Sb., v platném znění. Za tímto účelem stanovuje krajský úřad podmínky tak, aby zajistil kontrolu  úplnosti a správnosti předaných výkazů.  Kontrolní činnost z tohoto hlediska  je prováděna prostřednictvím automatů a ekonomických softwarů užívaných Olomouckým krajem a následně v CSÚIS. Účetní výkazy příspěvkových organizací jsou zveřejněny na monitoru státní pokladny – web MF ČR.</text:span></text:p>
        </text:list-item>
      </text:list>
      <text:p text:style-name="P3"/>
      <text:p text:style-name="P7"/>
      <text:p text:style-name="P4"><text:span text:style-name="T4">Současně tuto informaci dle zákona č. 106/1999 Sb. zasíláme v elektronické čitelné a upravitelné podobě na Váš mail: jakub.michalek@praha.eu</text:span></text:p>
      <text:p text:style-name="P3"/>
      <text:p text:style-name="P7"><text:bookmark text:name="_GoBack"/></text:p>
      <text:p text:style-name="P1"><text:span text:style-name="T1">Informaci zpracoval:</text:span></text:p>
      <text:p text:style-name="P1"><text:span text:style-name="T2">12. 10. 2015 Ing. Jiří Juřena, vedoucí odboru ekonomickéh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fixed" style:font-charset="x-symbol"/>
    <style:font-face style:name="Symbol" svg:font-family="Symbol" style:font-adornments="Regular" style:font-pitch="variable" style:font-charset="x-symbol"/>
    <style:font-face style:name="Mangal1" svg:font-family="Mangal"/>
    <style:font-face style:name="Courier New" svg:font-family="'Courier New'" style:font-adornments="obyčejné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48cm" fo:margin-bottom="2.499cm" fo:margin-left="2.499cm" fo:margin-right="2.25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ejtko Zbyněk</meta:initial-creator>
    <dc:creator>Stiebnerová Monika</dc:creator>
    <meta:editing-cycles>6</meta:editing-cycles>
    <meta:print-date>2015-10-12T12:06:00</meta:print-date>
    <meta:creation-date>2015-03-31T08:15:00</meta:creation-date>
    <dc:date>2015-10-12T12:39:00</dc:date>
    <meta:editing-duration>PT34S</meta:editing-duration>
    <meta:generator>LibreOffice/4.4.2.2$Linux_X86_64 LibreOffice_project/40m0$Build-2</meta:generator>
    <meta:document-statistic meta:table-count="0" meta:image-count="0" meta:object-count="0" meta:page-count="2" meta:paragraph-count="19" meta:word-count="469" meta:character-count="3529" meta:non-whitespace-character-count="30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